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61000000602FDA74A7355141D9.png" manifest:media-type="image/png"/>
  <manifest:file-entry manifest:full-path="Pictures/1000137C00000B6A00000B5AA64DEFC6B0D36782.svg" manifest:media-type="image/svg+xml"/>
  <manifest:file-entry manifest:full-path="Pictures/10000201000000AE000000AE16DC0FA238D99407.png" manifest:media-type="image/png"/>
  <manifest:file-entry manifest:full-path="Pictures/10004CB100001495000014864C6F45A0475820AE.svg" manifest:media-type="image/svg+xml"/>
  <manifest:file-entry manifest:full-path="Pictures/100002010000013600000241C975BB711EB9BCF1.png" manifest:media-type="image/png"/>
  <manifest:file-entry manifest:full-path="Pictures/1000137B0000249F0000441D0023948BC6EF78D8.svg" manifest:media-type="image/svg+xml"/>
  <manifest:file-entry manifest:full-path="Pictures/1000020100000099000000B709CC22B16F1CADD6.png" manifest:media-type="image/png"/>
  <manifest:file-entry manifest:full-path="Pictures/10002ADA000012060000159F42DE08A4B204DFE9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6.25cm" fo:min-width="7.3cm"/>
    </style:style>
    <style:style style:name="gr2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3.35cm" fo:min-width="2.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2.3cm"/>
    </style:style>
    <style:style style:name="gr6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3.35cm" fo:min-width="3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3.5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6.25cm" fo:min-width="7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1.7cm"/>
    </style:style>
    <style:style style:name="gr10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3.35cm" fo:min-width="2.9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3.4cm"/>
    </style:style>
    <style:style style:name="gr12" style:family="graphic" style:parent-style-name="objectwithoutfill">
      <style:graphic-properties draw:stroke="solid" draw:stroke-dash="Ultrafine_20_Dashed" svg:stroke-width="0.1cm" svg:stroke-color="#80808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666666" draw:fill-color="#dddddd" draw:textarea-horizontal-align="justify" draw:textarea-vertical-align="middle" draw:auto-grow-height="false" fo:min-height="0.876cm" fo:min-width="7.8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1pt"/>
    </style:style>
    <style:style style:name="P6" style:family="paragraph">
      <loext:graphic-properties draw:fill-color="#dddddd"/>
      <style:paragraph-properties fo:text-align="center"/>
      <style:text-properties fo:font-size="11pt"/>
    </style:style>
    <style:style style:name="P7" style:family="paragraph">
      <style:text-properties fo:font-size="12pt"/>
    </style:style>
    <style:style style:name="P8" style:family="paragraph">
      <loext:graphic-properties draw:fill-color="#dddddd"/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18pt" fo:font-weight="bold" style:font-size-asian="18pt" style:font-size-complex="18pt"/>
    </style:style>
    <style:style style:name="P10" style:family="paragraph">
      <loext:graphic-properties draw:fill-color="#dddddd"/>
      <style:paragraph-properties fo:text-align="center"/>
      <style:text-properties fo:font-size="18pt" fo:font-weight="bold" style:font-size-asian="18pt" style:font-size-complex="18pt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fo:font-weight="bold" style:font-size-asian="18pt" style:font-size-complex="18pt"/>
    </style:style>
    <style:style style:name="T6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cm" svg:height="6.5cm" svg:x="4.8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3.6cm" svg:x="5.2cm" svg:y="10.1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2" draw:id="id2" draw:layer="layout" svg:width="0.976cm" svg:height="1.171cm" svg:x="5.7cm" svg:y="12.429cm">
          <draw:image xlink:href="Pictures/10002ADA000012060000159F42DE08A4B204DFE9.svg" xlink:type="simple" xlink:show="embed" xlink:actuate="onLoad">
            <text:p/>
          </draw:image>
          <draw:image xlink:href="Pictures/1000020100000099000000B709CC22B16F1CADD6.png" xlink:type="simple" xlink:show="embed" xlink:actuate="onLoad"/>
        </draw:frame>
        <draw:frame draw:style-name="gr3" draw:text-style-name="P3" xml:id="id1" draw:id="id1" draw:layer="layout" svg:width="0.755cm" svg:height="1.404cm" svg:x="5.361cm" svg:y="10.5cm">
          <draw:image xlink:href="Pictures/1000137B0000249F0000441D0023948BC6EF78D8.svg" xlink:type="simple" xlink:show="embed" xlink:actuate="onLoad">
            <text:p/>
          </draw:image>
          <draw:image xlink:href="Pictures/100002010000013600000241C975BB711EB9BCF1.png" xlink:type="simple" xlink:show="embed" xlink:actuate="onLoad"/>
        </draw:frame>
        <draw:frame draw:style-name="gr3" draw:text-style-name="P3" xml:id="id4" draw:id="id4" draw:layer="layout" svg:width="0.8cm" svg:height="0.856cm" svg:x="7.3cm" svg:y="10.9cm">
          <draw:image xlink:href="Pictures/10004CB100001495000014864C6F45A0475820AE.svg" xlink:type="simple" xlink:show="embed" xlink:actuate="onLoad">
            <text:p/>
          </draw:image>
          <draw:image xlink:href="Pictures/10000201000000AE000000AE16DC0FA238D99407.png" xlink:type="simple" xlink:show="embed" xlink:actuate="onLoad"/>
        </draw:frame>
        <draw:frame draw:style-name="gr3" draw:text-style-name="P3" xml:id="id3" draw:id="id3" draw:layer="layout" svg:width="0.976cm" svg:height="1.171cm" svg:x="6.8cm" svg:y="12.43cm">
          <draw:image xlink:href="Pictures/10002ADA000012060000159F42DE08A4B204DFE9.svg" xlink:type="simple" xlink:show="embed" xlink:actuate="onLoad">
            <text:p/>
          </draw:image>
          <draw:image xlink:href="Pictures/1000020100000099000000B709CC22B16F1CADD6.png" xlink:type="simple" xlink:show="embed" xlink:actuate="onLoad"/>
        </draw:frame>
        <draw:connector draw:style-name="gr4" draw:text-style-name="P4" draw:layer="layout" draw:type="curve" svg:x1="5.738cm" svg:y1="11.904cm" svg:x2="6.188cm" svg:y2="12.429cm" draw:start-shape="id1" draw:start-glue-point="2" draw:end-shape="id2" draw:end-glue-point="0" svg:d="M5738 11904c0 394 450 132 450 525" svg:viewBox="0 0 451 526">
          <text:p/>
        </draw:connector>
        <draw:connector draw:style-name="gr4" draw:text-style-name="P4" draw:layer="layout" draw:type="curve" svg:x1="5.738cm" svg:y1="11.904cm" svg:x2="6.8cm" svg:y2="13.015cm" draw:start-shape="id1" draw:start-glue-point="2" draw:end-shape="id3" svg:d="M5738 11904c0 741 354 1111 1062 1111" svg:viewBox="0 0 1063 1112">
          <text:p/>
        </draw:connector>
        <draw:connector draw:style-name="gr4" draw:text-style-name="P4" draw:layer="layout" draw:type="curve" svg:x1="7.7cm" svg:y1="11.756cm" svg:x2="7.288cm" svg:y2="12.43cm" draw:start-shape="id4" draw:start-glue-point="2" draw:end-shape="id3" draw:end-glue-point="0" svg:d="M7700 11756c0 505-412 169-412 674" svg:viewBox="0 0 413 675">
          <text:p/>
        </draw:connector>
        <draw:custom-shape draw:style-name="gr5" draw:text-style-name="P6" draw:layer="layout" svg:width="2.8cm" svg:height="0.5cm" svg:x="5.5cm" svg:y="9.8cm">
          <text:p text:style-name="P5"><text:span text:style-name="T1">Space</text:span><text:span text:style-name="T2">: Stagin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3.6cm" svg:x="8.8cm" svg:y="10.1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6" draw:id="id6" draw:layer="layout" svg:width="0.976cm" svg:height="1.171cm" svg:x="9.1cm" svg:y="12.429cm">
          <draw:image xlink:href="Pictures/10002ADA000012060000159F42DE08A4B204DFE9.svg" xlink:type="simple" xlink:show="embed" xlink:actuate="onLoad">
            <text:p/>
          </draw:image>
          <draw:image xlink:href="Pictures/1000020100000099000000B709CC22B16F1CADD6.png" xlink:type="simple" xlink:show="embed" xlink:actuate="onLoad"/>
        </draw:frame>
        <draw:frame draw:style-name="gr3" draw:text-style-name="P3" xml:id="id5" draw:id="id5" draw:layer="layout" svg:width="0.755cm" svg:height="1.404cm" svg:x="8.961cm" svg:y="10.5cm">
          <draw:image xlink:href="Pictures/1000137B0000249F0000441D0023948BC6EF78D8.svg" xlink:type="simple" xlink:show="embed" xlink:actuate="onLoad">
            <text:p/>
          </draw:image>
          <draw:image xlink:href="Pictures/100002010000013600000241C975BB711EB9BCF1.png" xlink:type="simple" xlink:show="embed" xlink:actuate="onLoad"/>
        </draw:frame>
        <draw:frame draw:style-name="gr3" draw:text-style-name="P3" xml:id="id8" draw:id="id8" draw:layer="layout" svg:width="0.8cm" svg:height="0.856cm" svg:x="11.2cm" svg:y="10.9cm">
          <draw:image xlink:href="Pictures/10004CB100001495000014864C6F45A0475820AE.svg" xlink:type="simple" xlink:show="embed" xlink:actuate="onLoad">
            <text:p/>
          </draw:image>
          <draw:image xlink:href="Pictures/10000201000000AE000000AE16DC0FA238D99407.png" xlink:type="simple" xlink:show="embed" xlink:actuate="onLoad"/>
        </draw:frame>
        <draw:frame draw:style-name="gr3" draw:text-style-name="P3" xml:id="id7" draw:id="id7" draw:layer="layout" svg:width="0.976cm" svg:height="1.171cm" svg:x="11cm" svg:y="12.43cm">
          <draw:image xlink:href="Pictures/10002ADA000012060000159F42DE08A4B204DFE9.svg" xlink:type="simple" xlink:show="embed" xlink:actuate="onLoad">
            <text:p/>
          </draw:image>
          <draw:image xlink:href="Pictures/1000020100000099000000B709CC22B16F1CADD6.png" xlink:type="simple" xlink:show="embed" xlink:actuate="onLoad"/>
        </draw:frame>
        <draw:connector draw:style-name="gr4" draw:text-style-name="P4" draw:layer="layout" draw:type="curve" svg:x1="9.338cm" svg:y1="11.904cm" svg:x2="9.588cm" svg:y2="12.429cm" draw:start-shape="id5" draw:start-glue-point="2" draw:end-shape="id6" draw:end-glue-point="0" svg:d="M9338 11904c0 394 250 132 250 525" svg:viewBox="0 0 251 526">
          <text:p/>
        </draw:connector>
        <draw:connector draw:style-name="gr4" draw:text-style-name="P4" draw:layer="layout" draw:type="curve" svg:x1="9.338cm" svg:y1="11.904cm" svg:x2="11cm" svg:y2="13.015cm" draw:start-shape="id5" draw:start-glue-point="2" draw:end-shape="id7" svg:d="M9338 11904c0 741 554 1111 1662 1111" svg:viewBox="0 0 1663 1112">
          <text:p/>
        </draw:connector>
        <draw:connector draw:style-name="gr4" draw:text-style-name="P4" draw:layer="layout" draw:type="curve" svg:x1="11.6cm" svg:y1="11.756cm" svg:x2="11.488cm" svg:y2="12.43cm" draw:start-shape="id8" draw:start-glue-point="2" draw:end-shape="id7" draw:end-glue-point="0" svg:d="M11600 11756c0 505-112 169-112 674" svg:viewBox="0 0 113 675">
          <text:p/>
        </draw:connector>
        <draw:custom-shape draw:style-name="gr5" draw:text-style-name="P6" draw:layer="layout" svg:width="2.8cm" svg:height="0.5cm" svg:x="9.2cm" svg:y="9.8cm">
          <text:p text:style-name="P5"><text:span text:style-name="T1">Space</text:span><text:span text:style-name="T2">: Prod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9" draw:id="id9" draw:layer="layout" svg:width="0.755cm" svg:height="1.404cm" svg:x="10.062cm" svg:y="10.5cm">
          <draw:image xlink:href="Pictures/1000137B0000249F0000441D0023948BC6EF78D8.svg" xlink:type="simple" xlink:show="embed" xlink:actuate="onLoad">
            <text:p/>
          </draw:image>
          <draw:image xlink:href="Pictures/100002010000013600000241C975BB711EB9BCF1.png" xlink:type="simple" xlink:show="embed" xlink:actuate="onLoad"/>
        </draw:frame>
        <draw:frame draw:style-name="gr3" draw:text-style-name="P3" draw:layer="layout" svg:width="0.976cm" svg:height="1.171cm" svg:x="10.1cm" svg:y="12.43cm">
          <draw:image xlink:href="Pictures/10002ADA000012060000159F42DE08A4B204DFE9.svg" xlink:type="simple" xlink:show="embed" xlink:actuate="onLoad">
            <text:p/>
          </draw:image>
          <draw:image xlink:href="Pictures/1000020100000099000000B709CC22B16F1CADD6.png" xlink:type="simple" xlink:show="embed" xlink:actuate="onLoad"/>
        </draw:frame>
        <draw:connector draw:style-name="gr4" draw:text-style-name="P4" draw:layer="layout" draw:type="curve" svg:x1="10.439cm" svg:y1="11.904cm" svg:x2="11cm" svg:y2="13.015cm" draw:start-shape="id9" draw:start-glue-point="2" draw:end-shape="id7" svg:d="M10439 11904c0 741 187 1111 561 1111" svg:viewBox="0 0 562 1112">
          <text:p/>
        </draw:connector>
        <draw:connector draw:style-name="gr4" draw:text-style-name="P4" draw:layer="layout" draw:type="curve" svg:x1="10.439cm" svg:y1="11.904cm" svg:x2="9.588cm" svg:y2="12.429cm" draw:start-shape="id9" draw:start-glue-point="2" draw:end-shape="id6" draw:end-glue-point="0" svg:d="M10439 11904c0 394-851 132-851 525" svg:viewBox="0 0 852 526">
          <text:p/>
        </draw:connector>
        <draw:custom-shape draw:style-name="gr7" draw:text-style-name="P8" draw:layer="layout" svg:width="4cm" svg:height="0.5cm" svg:x="6.6cm" svg:y="7cm">
          <text:p text:style-name="P7"><text:span text:style-name="T3">Org</text:span><text:span text:style-name="T4">: Insurance LO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6.5cm" svg:x="13.1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3.6cm" svg:x="13.4cm" svg:y="10.1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10" draw:id="id10" draw:layer="layout" svg:width="0.755cm" svg:height="1.404cm" svg:x="13.561cm" svg:y="10.5cm">
          <draw:image xlink:href="Pictures/1000137B0000249F0000441D0023948BC6EF78D8.svg" xlink:type="simple" xlink:show="embed" xlink:actuate="onLoad">
            <text:p/>
          </draw:image>
          <draw:image xlink:href="Pictures/100002010000013600000241C975BB711EB9BCF1.png" xlink:type="simple" xlink:show="embed" xlink:actuate="onLoad"/>
        </draw:frame>
        <draw:frame draw:style-name="gr3" draw:text-style-name="P3" xml:id="id16" draw:id="id16" draw:layer="layout" svg:width="0.8cm" svg:height="0.856cm" svg:x="15.6cm" svg:y="10.9cm">
          <draw:image xlink:href="Pictures/10004CB100001495000014864C6F45A0475820AE.svg" xlink:type="simple" xlink:show="embed" xlink:actuate="onLoad">
            <text:p/>
          </draw:image>
          <draw:image xlink:href="Pictures/10000201000000AE000000AE16DC0FA238D99407.png" xlink:type="simple" xlink:show="embed" xlink:actuate="onLoad"/>
        </draw:frame>
        <draw:frame draw:style-name="gr3" draw:text-style-name="P3" xml:id="id11" draw:id="id11" draw:layer="layout" svg:width="0.976cm" svg:height="1.171cm" svg:x="14.4cm" svg:y="12.43cm">
          <draw:image xlink:href="Pictures/10002ADA000012060000159F42DE08A4B204DFE9.svg" xlink:type="simple" xlink:show="embed" xlink:actuate="onLoad">
            <text:p/>
          </draw:image>
          <draw:image xlink:href="Pictures/1000020100000099000000B709CC22B16F1CADD6.png" xlink:type="simple" xlink:show="embed" xlink:actuate="onLoad"/>
        </draw:frame>
        <draw:connector draw:style-name="gr4" draw:text-style-name="P4" draw:layer="layout" draw:type="curve" svg:x1="13.938cm" svg:y1="11.904cm" svg:x2="14.4cm" svg:y2="13.015cm" draw:start-shape="id10" draw:start-glue-point="2" draw:end-shape="id11" svg:d="M13938 11904c0 741 154 1111 462 1111" svg:viewBox="0 0 463 1112">
          <text:p/>
        </draw:connector>
        <draw:custom-shape draw:style-name="gr9" draw:text-style-name="P6" draw:layer="layout" svg:width="2.2cm" svg:height="0.5cm" svg:x="13.9cm" svg:y="9.8cm">
          <text:p text:style-name="P5"><text:span text:style-name="T1">Space</text:span><text:span text:style-name="T2">: Q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cm" svg:height="3.6cm" svg:x="17cm" svg:y="10.1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13" draw:id="id13" draw:layer="layout" svg:width="0.976cm" svg:height="1.171cm" svg:x="17.5cm" svg:y="12.429cm">
          <draw:image xlink:href="Pictures/10002ADA000012060000159F42DE08A4B204DFE9.svg" xlink:type="simple" xlink:show="embed" xlink:actuate="onLoad">
            <text:p/>
          </draw:image>
          <draw:image xlink:href="Pictures/1000020100000099000000B709CC22B16F1CADD6.png" xlink:type="simple" xlink:show="embed" xlink:actuate="onLoad"/>
        </draw:frame>
        <draw:frame draw:style-name="gr3" draw:text-style-name="P3" xml:id="id12" draw:id="id12" draw:layer="layout" svg:width="0.755cm" svg:height="1.404cm" svg:x="17.161cm" svg:y="10.5cm">
          <draw:image xlink:href="Pictures/1000137B0000249F0000441D0023948BC6EF78D8.svg" xlink:type="simple" xlink:show="embed" xlink:actuate="onLoad">
            <text:p/>
          </draw:image>
          <draw:image xlink:href="Pictures/100002010000013600000241C975BB711EB9BCF1.png" xlink:type="simple" xlink:show="embed" xlink:actuate="onLoad"/>
        </draw:frame>
        <draw:frame draw:style-name="gr3" draw:text-style-name="P3" xml:id="id15" draw:id="id15" draw:layer="layout" svg:width="0.8cm" svg:height="0.856cm" svg:x="19.4cm" svg:y="10.9cm">
          <draw:image xlink:href="Pictures/10004CB100001495000014864C6F45A0475820AE.svg" xlink:type="simple" xlink:show="embed" xlink:actuate="onLoad">
            <text:p/>
          </draw:image>
          <draw:image xlink:href="Pictures/10000201000000AE000000AE16DC0FA238D99407.png" xlink:type="simple" xlink:show="embed" xlink:actuate="onLoad"/>
        </draw:frame>
        <draw:connector draw:style-name="gr4" draw:text-style-name="P4" draw:layer="layout" draw:type="curve" svg:x1="17.538cm" svg:y1="11.904cm" svg:x2="17.988cm" svg:y2="12.429cm" draw:start-shape="id12" draw:start-glue-point="2" draw:end-shape="id13" draw:end-glue-point="0" svg:d="M17538 11904c0 394 450 132 450 525" svg:viewBox="0 0 451 526">
          <text:p/>
        </draw:connector>
        <draw:connector draw:style-name="gr4" draw:text-style-name="P4" draw:layer="layout" draw:type="curve" svg:x1="17.538cm" svg:y1="11.904cm" svg:x2="18.7cm" svg:y2="13.015cm" draw:start-shape="id12" draw:start-glue-point="2" draw:end-shape="id14" draw:end-glue-point="3" svg:d="M17538 11904c0 741 387 1111 1162 1111" svg:viewBox="0 0 1163 1112">
          <text:p/>
        </draw:connector>
        <draw:custom-shape draw:style-name="gr5" draw:text-style-name="P6" draw:layer="layout" svg:width="2.8cm" svg:height="0.5cm" svg:x="17.4cm" svg:y="9.8cm">
          <text:p text:style-name="P5"><text:span text:style-name="T1">Space</text:span><text:span text:style-name="T2">: Prod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14" draw:id="id14" draw:layer="layout" svg:width="0.976cm" svg:height="1.171cm" svg:x="18.7cm" svg:y="12.43cm">
          <draw:image xlink:href="Pictures/10002ADA000012060000159F42DE08A4B204DFE9.svg" xlink:type="simple" xlink:show="embed" xlink:actuate="onLoad">
            <text:p/>
          </draw:image>
          <draw:image xlink:href="Pictures/1000020100000099000000B709CC22B16F1CADD6.png" xlink:type="simple" xlink:show="embed" xlink:actuate="onLoad"/>
        </draw:frame>
        <draw:connector draw:style-name="gr4" draw:text-style-name="P4" draw:layer="layout" draw:type="curve" svg:x1="19.676cm" svg:y1="13.015cm" svg:x2="19.8cm" svg:y2="11.756cm" draw:start-shape="id14" draw:end-shape="id15" draw:end-glue-point="2" svg:d="M19676 13015c83 0 124-419 124-1259" svg:viewBox="0 0 125 1260">
          <text:p/>
        </draw:connector>
        <draw:custom-shape draw:style-name="gr11" draw:text-style-name="P8" draw:layer="layout" svg:width="3.9cm" svg:height="0.5cm" svg:x="14.8cm" svg:y="7cm">
          <text:p text:style-name="P7"><text:span text:style-name="T3">Org</text:span><text:span text:style-name="T4">: Billing LOB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cm" svg:y1="11.756cm" svg:x2="15.376cm" svg:y2="13.015cm" draw:start-shape="id16" draw:start-glue-point="2" draw:end-shape="id11" draw:end-glue-point="1" svg:d="M16000 11756c0 840-208 1259-624 1259" svg:viewBox="0 0 625 1260">
          <text:p/>
        </draw:connector>
        <draw:frame draw:style-name="gr3" draw:text-style-name="P3" draw:layer="layout" svg:width="0.911cm" svg:height="0.906cm" svg:x="14.5cm" svg:y="10.9cm">
          <draw:image xlink:href="Pictures/1000137C00000B6A00000B5AA64DEFC6B0D36782.svg" xlink:type="simple" xlink:show="embed" xlink:actuate="onLoad">
            <text:p/>
          </draw:image>
          <draw:image xlink:href="Pictures/1000020100000061000000602FDA74A7355141D9.png" xlink:type="simple" xlink:show="embed" xlink:actuate="onLoad"/>
        </draw:frame>
        <draw:frame draw:style-name="gr3" draw:text-style-name="P3" draw:layer="layout" svg:width="0.911cm" svg:height="0.906cm" svg:x="18.2cm" svg:y="10.8cm">
          <draw:image xlink:href="Pictures/1000137C00000B6A00000B5AA64DEFC6B0D36782.svg" xlink:type="simple" xlink:show="embed" xlink:actuate="onLoad">
            <text:p/>
          </draw:image>
          <draw:image xlink:href="Pictures/1000020100000061000000602FDA74A7355141D9.png" xlink:type="simple" xlink:show="embed" xlink:actuate="onLoad"/>
        </draw:frame>
        <draw:polygon draw:style-name="gr12" draw:text-style-name="P4" draw:layer="layout" svg:width="10.799cm" svg:height="17.999cm" draw:transform="rotate (-1.5707963267949) translate (21.8cm 3.2cm)" svg:viewBox="0 0 10800 18000" draw:points="3133,17222 10800,17222 10718,973 3215,973 3215,0 0,8854 3133,18000">
          <text:p/>
        </draw:polygon>
        <draw:custom-shape draw:style-name="gr13" draw:text-style-name="P10" draw:layer="layout" svg:width="8.7cm" svg:height="1.5cm" svg:x="8.5cm" svg:y="3.8cm">
          <text:p text:style-name="P9"><text:span text:style-name="T5">Company XYZ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4" draw:text-style-name="P12" draw:layer="layout" svg:width="4.396cm" svg:height="1.827cm" svg:x="4.6cm" svg:y="7.6cm">
          <draw:text-box>
            <text:p text:style-name="P11"><text:span text:style-name="T6">Q</text:span><text:span text:style-name="T6">u</text:span><text:span text:style-name="T6">o</text:span><text:span text:style-name="T6">t</text:span><text:span text:style-name="T6">a</text:span><text:span text:style-name="T6">:</text:span></text:p>
            <text:p text:style-name="P11"><text:span text:style-name="T6"><text:s/></text:span><text:span text:style-name="T6">-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_</text:span><text:span text:style-name="T6">li</text:span><text:span text:style-name="T6">m</text:span><text:span text:style-name="T6">it</text:span><text:span text:style-name="T6">: </text:span><text:span text:style-name="T6">2</text:span><text:span text:style-name="T6">0</text:span><text:span text:style-name="T6">4</text:span><text:span text:style-name="T6">8</text:span><text:span text:style-name="T6">M</text:span><text:span text:style-name="T6">B</text:span></text:p>
            <text:p text:style-name="P11"><text:span text:style-name="T6"><text:s/></text:span><text:span text:style-name="T6">- </text:span><text:span text:style-name="T6">a</text:span><text:span text:style-name="T6">p</text:span><text:span text:style-name="T6">p</text:span><text:span text:style-name="T6">_</text:span><text:span text:style-name="T6">i</text:span><text:span text:style-name="T6">n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_</text:span><text:span text:style-name="T6">li</text:span><text:span text:style-name="T6">m</text:span><text:span text:style-name="T6">it</text:span><text:span text:style-name="T6">: </text:span><text:span text:style-name="T6">1</text:span><text:span text:style-name="T6">0</text:span></text:p>
            <text:p text:style-name="P11"><text:span text:style-name="T6"><text:s/></text:span><text:span text:style-name="T6">- </text:span><text:span text:style-name="T6">t</text:span><text:span text:style-name="T6">o</text:span><text:span text:style-name="T6">t</text:span><text:span text:style-name="T6">a</text:span><text:span text:style-name="T6">l</text:span><text:span text:style-name="T6">_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s</text:span><text:span text:style-name="T6">: </text:span><text:span text:style-name="T6">5</text:span></text:p>
          </draw:text-box>
        </draw:frame>
        <draw:frame draw:style-name="gr14" draw:text-style-name="P12" draw:layer="layout" svg:width="4.299cm" svg:height="1.827cm" svg:x="12.901cm" svg:y="7.601cm">
          <draw:text-box>
            <text:p text:style-name="P11"><text:span text:style-name="T6">Q</text:span><text:span text:style-name="T6">u</text:span><text:span text:style-name="T6">o</text:span><text:span text:style-name="T6">t</text:span><text:span text:style-name="T6">a</text:span><text:span text:style-name="T6">:</text:span></text:p>
            <text:p text:style-name="P11"><text:span text:style-name="T6"><text:s/></text:span><text:span text:style-name="T6">-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_</text:span><text:span text:style-name="T6">l</text:span><text:span text:style-name="T6">i</text:span><text:span text:style-name="T6">m</text:span><text:span text:style-name="T6">i</text:span><text:span text:style-name="T6">t</text:span><text:span text:style-name="T6">:</text:span><text:span text:style-name="T6"> </text:span><text:span text:style-name="T6">2</text:span><text:span text:style-name="T6">0</text:span><text:span text:style-name="T6">G</text:span><text:span text:style-name="T6">B</text:span></text:p>
            <text:p text:style-name="P11"><text:span text:style-name="T6"><text:s/></text:span><text:span text:style-name="T6">-</text:span><text:span text:style-name="T6"> </text:span><text:span text:style-name="T6">a</text:span><text:span text:style-name="T6">p</text:span><text:span text:style-name="T6">p</text:span><text:span text:style-name="T6">_</text:span><text:span text:style-name="T6">i</text:span><text:span text:style-name="T6">n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_</text:span><text:span text:style-name="T6">l</text:span><text:span text:style-name="T6">i</text:span><text:span text:style-name="T6">m</text:span><text:span text:style-name="T6">i</text:span><text:span text:style-name="T6">t</text:span><text:span text:style-name="T6">:</text:span><text:span text:style-name="T6"> </text:span><text:span text:style-name="T6">5</text:span><text:span text:style-name="T6">0</text:span></text:p>
            <text:p text:style-name="P11"><text:span text:style-name="T6"><text:s/></text:span><text:span text:style-name="T6">-</text:span><text:span text:style-name="T6"> </text:span><text:span text:style-name="T6">t</text:span><text:span text:style-name="T6">o</text:span><text:span text:style-name="T6">t</text:span><text:span text:style-name="T6">a</text:span><text:span text:style-name="T6">l</text:span><text:span text:style-name="T6">_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e</text:span><text:span text:style-name="T6">s</text:span><text:span text:style-name="T6">:</text:span><text:span text:style-name="T6"> </text:span><text:span text:style-name="T6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1:39:07.284570327</meta:creation-date>
    <dc:date>2017-01-29T16:38:36.530750333</dc:date>
    <meta:editing-duration>PT2H26M5S</meta:editing-duration>
    <meta:editing-cycles>12</meta:editing-cycles>
    <meta:generator>LibreOffice/5.2.3.3$Linux_X86_64 LibreOffice_project/d54a8868f08a7b39642414cf2c8ef2f228f780cf</meta:generator>
    <meta:document-statistic meta:object-count="48"/>
  </office:meta>
</office:document-meta>
</file>